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002cm" table:align="margins" style:may-break-between-rows="false"/>
    </style:style>
    <style:style style:name="Table3.A" style:family="table-column">
      <style:table-column-properties style:column-width="12.003cm" style:rel-column-width="43694*"/>
    </style:style>
    <style:style style:name="Table3.B" style:family="table-column">
      <style:table-column-properties style:column-width="5.999cm" style:rel-column-width="2184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 style:may-break-between-rows="false"/>
    </style:style>
    <style:style style:name="Table2.A" style:family="table-column">
      <style:table-column-properties style:column-width="12.003cm" style:rel-column-width="43694*"/>
    </style:style>
    <style:style style:name="Table2.B" style:family="table-column">
      <style:table-column-properties style:column-width="5.999cm" style:rel-column-width="2184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2cm" table:align="margins" style:may-break-between-rows="false"/>
    </style:style>
    <style:style style:name="Table1.A" style:family="table-column">
      <style:table-column-properties style:column-width="12.003cm" style:rel-column-width="43694*"/>
    </style:style>
    <style:style style:name="Table1.B" style:family="table-column">
      <style:table-column-properties style:column-width="5.999cm" style:rel-column-width="2184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002cm" table:align="margins" style:may-break-between-rows="false"/>
    </style:style>
    <style:style style:name="Table5.A" style:family="table-column">
      <style:table-column-properties style:column-width="12.003cm" style:rel-column-width="43694*"/>
    </style:style>
    <style:style style:name="Table5.B" style:family="table-column">
      <style:table-column-properties style:column-width="5.999cm" style:rel-column-width="2184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 style:may-break-between-rows="false"/>
    </style:style>
    <style:style style:name="Table4.A" style:family="table-column">
      <style:table-column-properties style:column-width="12.003cm" style:rel-column-width="43694*"/>
    </style:style>
    <style:style style:name="Table4.B" style:family="table-column">
      <style:table-column-properties style:column-width="5.999cm" style:rel-column-width="2184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2" style:family="table-row">
      <style:table-row-properties style:min-row-height="2.256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002cm" table:align="margins" style:may-break-between-rows="false"/>
    </style:style>
    <style:style style:name="Table6.A" style:family="table-column">
      <style:table-column-properties style:column-width="12.003cm" style:rel-column-width="43694*"/>
    </style:style>
    <style:style style:name="Table6.B" style:family="table-column">
      <style:table-column-properties style:column-width="5.999cm" style:rel-column-width="21841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8.002cm" table:align="margins" style:may-break-between-rows="false"/>
    </style:style>
    <style:style style:name="Table7.A" style:family="table-column">
      <style:table-column-properties style:column-width="12.003cm" style:rel-column-width="43694*"/>
    </style:style>
    <style:style style:name="Table7.B" style:family="table-column">
      <style:table-column-properties style:column-width="5.999cm" style:rel-column-width="21841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 style:may-break-between-rows="false"/>
    </style:style>
    <style:style style:name="Table4.A" style:family="table-column">
      <style:table-column-properties style:column-width="12.003cm" style:rel-column-width="43694*"/>
    </style:style>
    <style:style style:name="Table4.B" style:family="table-column">
      <style:table-column-properties style:column-width="5.999cm" style:rel-column-width="2184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2" style:family="table-row">
      <style:table-row-properties style:min-row-height="2.256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0pt" officeooo:rsid="001e4530" officeooo:paragraph-rsid="001fdb01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0pt" officeooo:rsid="001e4530" officeooo:paragraph-rsid="0038a451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Liberation Sans" fo:font-size="10pt" officeooo:rsid="001e4530" officeooo:paragraph-rsid="003a2fa2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Liberation Sans" fo:font-size="10pt" officeooo:rsid="001fdb01" officeooo:paragraph-rsid="001fdb01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10pt" officeooo:rsid="00379d2f" officeooo:paragraph-rsid="00379d2f" style:font-size-asian="10pt" style:font-size-complex="10pt"/>
    </style:style>
    <style:style style:name="P6" style:family="paragraph" style:parent-style-name="Standard">
      <style:text-properties officeooo:paragraph-rsid="001fdb01"/>
    </style:style>
    <style:style style:name="P7" style:family="paragraph" style:parent-style-name="Standard">
      <style:text-properties officeooo:paragraph-rsid="00379d2f"/>
    </style:style>
    <style:style style:name="P8" style:family="paragraph" style:parent-style-name="Standard">
      <style:text-properties officeooo:paragraph-rsid="0038a451"/>
    </style:style>
    <style:style style:name="P9" style:family="paragraph" style:parent-style-name="Standard">
      <style:text-properties officeooo:paragraph-rsid="003a2fa2"/>
    </style:style>
    <style:style style:name="P10" style:family="paragraph" style:parent-style-name="Standard" style:master-page-name="">
      <style:paragraph-properties style:page-number="auto"/>
      <style:text-properties officeooo:paragraph-rsid="001fdb01"/>
    </style:style>
    <style:style style:name="P11" style:family="paragraph" style:parent-style-name="Table_20_Heading">
      <style:text-properties style:font-name="Liberation Sans" fo:font-size="14pt" officeooo:rsid="001e4530" officeooo:paragraph-rsid="001fdb01" style:font-size-asian="14pt" style:font-size-complex="14pt"/>
    </style:style>
    <style:style style:name="P12" style:family="paragraph" style:parent-style-name="Table_20_Heading">
      <style:text-properties style:font-name="Liberation Sans" fo:font-size="14pt" officeooo:rsid="001fdb01" officeooo:paragraph-rsid="001fdb01" style:font-size-asian="14pt" style:font-size-complex="14pt"/>
    </style:style>
    <style:style style:name="P13" style:family="paragraph" style:parent-style-name="Table_20_Heading">
      <style:text-properties style:font-name="Liberation Sans" fo:font-size="14pt" officeooo:rsid="0038a451" officeooo:paragraph-rsid="0038a451" style:font-size-asian="14pt" style:font-size-complex="14pt"/>
    </style:style>
    <style:style style:name="P14" style:family="paragraph" style:parent-style-name="Table_20_Heading">
      <style:text-properties style:font-name="Liberation Sans" fo:font-size="14pt" officeooo:rsid="0038a451" officeooo:paragraph-rsid="003a2fa2" style:font-size-asian="14pt" style:font-size-complex="14pt"/>
    </style:style>
    <style:style style:name="P15" style:family="paragraph" style:parent-style-name="Table_20_Heading">
      <style:text-properties style:font-name="Liberation Sans" fo:font-size="14pt" fo:font-weight="normal" officeooo:rsid="002d87e7" officeooo:paragraph-rsid="002d87e7" style:font-size-asian="14pt" style:font-weight-asian="normal" style:font-size-complex="14pt" style:font-weight-complex="normal"/>
    </style:style>
    <style:style style:name="P16" style:family="paragraph" style:parent-style-name="Table_20_Heading">
      <style:text-properties style:font-name="Liberation Sans" fo:font-size="14pt" officeooo:rsid="0034e725" officeooo:paragraph-rsid="0034e725" style:font-size-asian="14pt" style:font-size-complex="14pt"/>
    </style:style>
    <style:style style:name="P17" style:family="paragraph" style:parent-style-name="Table_20_Heading">
      <style:text-properties style:font-name="Liberation Sans" fo:font-size="14pt" officeooo:rsid="004391c1" officeooo:paragraph-rsid="004391c1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style:font-name="Liberation Sans" fo:font-size="10pt" officeooo:rsid="001e4530" officeooo:paragraph-rsid="001fdb01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4391c1" officeooo:paragraph-rsid="004391c1" style:font-size-asian="10pt" style:font-size-complex="10pt"/>
    </style:style>
    <style:style style:name="P20" style:family="paragraph" style:parent-style-name="Standard">
      <style:text-properties officeooo:paragraph-rsid="001fdb01"/>
    </style:style>
    <style:style style:name="P2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1fdb01" officeooo:paragraph-rsid="001fdb01"/>
    </style:style>
    <style:style style:name="P2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3280f8" officeooo:paragraph-rsid="003280f8"/>
    </style:style>
    <style:style style:name="P2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34e53a" officeooo:paragraph-rsid="0034e53a"/>
    </style:style>
    <style:style style:name="P2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3a2fa2" officeooo:paragraph-rsid="003a2fa2"/>
    </style:style>
    <style:style style:name="P2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40d8f7" officeooo:paragraph-rsid="0040d8f7"/>
    </style:style>
    <style:style style:name="P2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1fdb01" officeooo:paragraph-rsid="001fdb01"/>
    </style:style>
    <style:style style:name="P2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1fdb01" officeooo:paragraph-rsid="0034e53a"/>
    </style:style>
    <style:style style:name="P2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32675e" officeooo:paragraph-rsid="0032675e"/>
    </style:style>
    <style:style style:name="P2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2f9398" officeooo:paragraph-rsid="002f9398"/>
    </style:style>
    <style:style style:name="P3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4205bd" officeooo:paragraph-rsid="004205bd"/>
    </style:style>
    <style:style style:name="P31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1fdb01" officeooo:paragraph-rsid="001fdb01"/>
    </style:style>
    <style:style style:name="P32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1fdb01" officeooo:paragraph-rsid="002b6bc4"/>
    </style:style>
    <style:style style:name="P33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365cc4" officeooo:paragraph-rsid="00365cc4"/>
    </style:style>
    <style:style style:name="P34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34e53a" officeooo:paragraph-rsid="0034e53a"/>
    </style:style>
    <style:style style:name="P35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3a2fa2" officeooo:paragraph-rsid="003a2fa2"/>
    </style:style>
    <style:style style:name="P36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3b9d07" officeooo:paragraph-rsid="003b9d07"/>
    </style:style>
    <style:style style:name="P37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40d8f7" officeooo:paragraph-rsid="0040d8f7"/>
    </style:style>
    <style:style style:name="P38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4391c1" officeooo:paragraph-rsid="004391c1"/>
    </style:style>
    <style:style style:name="P39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1fdb01" officeooo:paragraph-rsid="00379d2f"/>
    </style:style>
    <style:style style:name="P40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1fdb01" officeooo:paragraph-rsid="00379d2f"/>
    </style:style>
    <style:style style:name="T1" style:family="text">
      <style:text-properties fo:letter-spacing="normal"/>
    </style:style>
    <style:style style:name="T2" style:family="text">
      <style:text-properties fo:letter-spacing="normal" officeooo:rsid="0021d5d9"/>
    </style:style>
    <style:style style:name="T3" style:family="text">
      <style:text-properties fo:letter-spacing="normal" officeooo:rsid="002780c5"/>
    </style:style>
    <style:style style:name="T4" style:family="text">
      <style:text-properties fo:letter-spacing="normal" officeooo:rsid="002f4dd2"/>
    </style:style>
    <style:style style:name="T5" style:family="text">
      <style:text-properties fo:letter-spacing="normal" officeooo:rsid="003280f8"/>
    </style:style>
    <style:style style:name="T6" style:family="text">
      <style:text-properties fo:letter-spacing="normal" officeooo:rsid="0032913f"/>
    </style:style>
    <style:style style:name="T7" style:family="text">
      <style:text-properties fo:letter-spacing="normal" officeooo:rsid="003e7153"/>
    </style:style>
    <style:style style:name="T8" style:family="text">
      <style:text-properties fo:letter-spacing="normal" officeooo:rsid="0040d8f7"/>
    </style:style>
    <style:style style:name="T9" style:family="text">
      <style:text-properties fo:letter-spacing="normal" officeooo:rsid="004205bd"/>
    </style:style>
    <style:style style:name="T10" style:family="text">
      <style:text-properties officeooo:rsid="00365cc4"/>
    </style:style>
    <style:style style:name="T11" style:family="text">
      <style:text-properties officeooo:rsid="003a2fa2"/>
    </style:style>
    <style:style style:name="T12" style:family="text">
      <style:text-properties officeooo:rsid="003b9d07"/>
    </style:style>
    <style:style style:name="T13" style:family="text">
      <style:text-properties officeooo:rsid="003d2229"/>
    </style:style>
    <style:style style:name="T14" style:family="text">
      <style:text-properties officeooo:rsid="003f3919"/>
    </style:style>
    <style:style style:name="T15" style:family="text">
      <style:text-properties officeooo:rsid="0040d8f7"/>
    </style:style>
    <style:style style:name="T16" style:family="text">
      <style:text-properties officeooo:rsid="00440efd"/>
    </style:style>
    <style:style style:name="T17" style:family="text">
      <style:text-properties officeooo:rsid="004592f9"/>
    </style:style>
    <style:style style:name="T18" style:family="text">
      <style:text-properties officeooo:rsid="004773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0.101cm" fo:margin-left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ClassName</text:p>
          </table:table-cell>
          <table:table-cell table:style-name="Table3.B1" office:value-type="string">
            <text:p text:style-name="P1">SuperName</text:p>
          </table:table-cell>
        </table:table-row>
        <table:table-row>
          <table:table-cell table:style-name="Table3.A2" office:value-type="string">
            <text:list xml:id="list2766034521" text:style-name="L1">
              <text:list-item>
                <text:p text:style-name="P21">responsibilities</text:p>
              </text:list-item>
            </text:list>
          </table:table-cell>
          <table:table-cell table:style-name="Table3.B2" office:value-type="string">
            <text:list xml:id="list600712505063" text:continue-numbering="true" text:style-name="L1">
              <text:list-item>
                <text:p text:style-name="P31">collaborators</text:p>
              </text:list-item>
            </text:list>
          </table:table-cell>
        </table:table-row>
      </table:table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JsbSimEnv</text:p>
          </table:table-cell>
          <table:table-cell table:style-name="Table2.B1" office:value-type="string">
            <text:p text:style-name="P4"><text:span text:style-name="T18">gym.</text:span>Env</text:p>
          </table:table-cell>
        </table:table-row>
        <table:table-row>
          <table:table-cell table:style-name="Table2.A2" office:value-type="string">
            <text:list xml:id="list602491330506" text:continue-numbering="true" text:style-name="L1">
              <text:list-item>
                <text:p text:style-name="P26"><text:span text:style-name="T2">m</text:span><text:span text:style-name="T1">anage JsbSimInstance object</text:span></text:p>
              </text:list-item>
              <text:list-item>
                <text:p text:style-name="P27"><text:span text:style-name="T6">manage calls between TaskModule and </text:span><text:span text:style-name="T1">JsbSimInstance</text:span></text:p>
              </text:list-item>
              <text:list-item>
                <text:p text:style-name="P21">provide environment interface to RL agent</text:p>
              </text:list-item>
              <text:list-item>
                <text:p text:style-name="P22">hold Space objects representing action and state space</text:p>
              </text:list-item>
            </text:list>
          </table:table-cell>
          <table:table-cell table:style-name="Table2.B2" office:value-type="string">
            <text:list xml:id="list601965720203" text:continue-numbering="true" text:style-name="L1">
              <text:list-item>
                <text:p text:style-name="P33">Simulation</text:p>
              </text:list-item>
              <text:list-item>
                <text:p text:style-name="P31">TaskModule</text:p>
              </text:list-item>
              <text:list-item>
                <text:p text:style-name="P31">Agent</text:p>
              </text:list-item>
            </text:list>
          </table:table-cell>
        </table:table-row>
      </table:table>
      <text:p text:style-name="P6"/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Simulation</text:p>
          </table:table-cell>
          <table:table-cell table:style-name="Table4.B1" office:value-type="string">
            <text:p text:style-name="P1"/>
          </table:table-cell>
        </table:table-row>
        <table:table-row table:style-name="Table4.2">
          <table:table-cell table:style-name="Table4.A2" office:value-type="string">
            <text:list xml:id="list602603019166" text:continue-numbering="true" text:style-name="L1">
              <text:list-item>
                <text:p text:style-name="P26"><text:span text:style-name="T2">i</text:span><text:span text:style-name="T1">nstantiate and configure JSBSim instance (FGFDMExec)</text:span></text:p>
              </text:list-item>
              <text:list-item>
                <text:p text:style-name="P26"><text:span text:style-name="T8">get and set </text:span><text:span text:style-name="T9">simulation </text:span><text:span text:style-name="T8">variables in JSBSim</text:span></text:p>
              </text:list-item>
              <text:list-item>
                <text:p text:style-name="P30"><text:span text:style-name="T8">r</text:span><text:span text:style-name="T1">un JSBSim simulation steps</text:span></text:p>
              </text:list-item>
            </text:list>
          </table:table-cell>
          <table:table-cell table:style-name="Table4.B2" office:value-type="string">
            <text:list xml:id="list602215053206" text:continue-numbering="true" text:style-name="L1">
              <text:list-item>
                <text:p text:style-name="P31">FGFDMExec</text:p>
              </text:list-item>
              <text:list-item>
                <text:p text:style-name="P31">JsbSimEnv</text:p>
                <text:p text:style-name="P32"/>
              </text:list-item>
            </text:list>
          </table:table-cell>
        </table:table-row>
      </table:table>
      <text:p text:style-name="P6"/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<text:span text:style-name="T16">&lt;</text:span>&lt;<text:span text:style-name="T16">Interface</text:span>&gt;<text:span text:style-name="T16">&gt;</text:span></text:p>
            <text:p text:style-name="P12">Task</text:p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2" office:value-type="string">
            <text:list xml:id="list600682482036" text:continue-numbering="true" text:style-name="L1">
              <text:list-item>
                <text:p text:style-name="P23">retrieve / calculate <text:span text:style-name="T10">state</text:span>, reward and termination every step</text:p>
              </text:list-item>
              <text:list-item>
                <text:p text:style-name="P28"><text:span text:style-name="T5">s</text:span><text:span text:style-name="T1">pecify action and state variables common to all tasks</text:span></text:p>
              </text:list-item>
              <text:list-item>
                <text:p text:style-name="P26"><text:span text:style-name="T2">s</text:span><text:span text:style-name="T1">pecify task-specific action and state variables </text:span><text:span text:style-name="T5">(concrete)</text:span></text:p>
              </text:list-item>
              <text:list-item>
                <text:p text:style-name="P26"><text:span text:style-name="T2">c</text:span><text:span text:style-name="T1">alculate </text:span><text:span text:style-name="T3">initial</text:span><text:span text:style-name="T1"> agent state on environment reset</text:span></text:p>
              </text:list-item>
              <text:list-item>
                <text:p text:style-name="P29"><text:span text:style-name="T4">s</text:span><text:span text:style-name="T1">pecify how to render the environment</text:span></text:p>
              </text:list-item>
            </text:list>
          </table:table-cell>
          <table:table-cell table:style-name="Table1.B2" office:value-type="string">
            <text:list xml:id="list601464965282" text:continue-numbering="true" text:style-name="L1">
              <text:list-item>
                <text:p text:style-name="P33">Simulation</text:p>
              </text:list-item>
              <text:list-item>
                <text:p text:style-name="P34">JsbSimInstance</text:p>
              </text:list-item>
            </text:list>
          </table:table-cell>
        </table:table-row>
      </table:table>
      <text:p text:style-name="P6"/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Assessor</text:p>
          </table:table-cell>
          <table:table-cell table:style-name="Table5.B1" office:value-type="string">
            <text:p text:style-name="P5">Task</text:p>
          </table:table-cell>
        </table:table-row>
        <table:table-row>
          <table:table-cell table:style-name="Table5.A2" office:value-type="string">
            <text:list xml:id="list602366480913" text:continue-numbering="true" text:style-name="L1">
              <text:list-item>
                <text:p text:style-name="P21"><text:span text:style-name="T1"/></text:p>
              </text:list-item>
            </text:list>
          </table:table-cell>
          <table:table-cell table:style-name="Table5.B2" office:value-type="string">
            <text:list xml:id="list600748916410" text:continue-numbering="true" text:style-name="L1">
              <text:list-item>
                <text:p text:style-name="P38">RewardComponent</text:p>
              </text:list-item>
            </text:list>
          </table:table-cell>
        </table:table-row>
      </table:table>
      <text:p text:style-name="P7"/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SequentialAssessor</text:p>
          </table:table-cell>
          <table:table-cell table:style-name="Table4.B1" office:value-type="string">
            <text:p text:style-name="P19">Assessor</text:p>
          </table:table-cell>
        </table:table-row>
        <table:table-row table:style-name="Table4.2">
          <table:table-cell table:style-name="Table4.A2" office:value-type="string">
            <text:list xml:id="list601275493463" text:continue-numbering="true" text:style-name="L1">
              <text:list-item>
                <text:p text:style-name="P21"><text:span text:style-name="T1"/></text:p>
              </text:list-item>
            </text:list>
          </table:table-cell>
          <table:table-cell table:style-name="Table4.B2" office:value-type="string">
            <text:list xml:id="list602214578123" text:continue-numbering="true" text:style-name="L1">
              <text:list-item>
                <text:p text:style-name="P31"/>
              </text:list-item>
            </text:list>
          </table:table-cell>
        </table:table-row>
      </table:table>
      <text:p text:style-name="P6"/>
      <text:p text:style-name="P8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13"><text:span text:style-name="T11">Figure</text:span>Visualiser</text:p>
          </table:table-cell>
          <table:table-cell table:style-name="Table6.B1" office:value-type="string">
            <text:p text:style-name="P2"/>
          </table:table-cell>
        </table:table-row>
        <table:table-row>
          <table:table-cell table:style-name="Table6.A2" office:value-type="string">
            <text:list xml:id="list601414432116" text:continue-numbering="true" text:style-name="L1">
              <text:list-item>
                <text:p text:style-name="P24">manages creation, configuration and deletion of a multi-plot figure <text:span text:style-name="T14">showing control surface state</text:span></text:p>
              </text:list-item>
              <text:list-item>
                <text:p text:style-name="P24">updates plots with <text:span text:style-name="T14">latest state </text:span>data when called</text:p>
              </text:list-item>
            </text:list>
          </table:table-cell>
          <table:table-cell table:style-name="Table6.B2" office:value-type="string">
            <text:list xml:id="list602246948572" text:continue-numbering="true" text:style-name="L1">
              <text:list-item>
                <text:p text:style-name="P35">matplotlib.pyplot.Figure</text:p>
              </text:list-item>
            </text:list>
          </table:table-cell>
        </table:table-row>
      </table:table>
      <text:p text:style-name="P8"/>
      <text:p text:style-name="P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<text:span text:style-name="T11">FlightGear</text:span>Visualiser</text:p>
          </table:table-cell>
          <table:table-cell table:style-name="Table7.B1" office:value-type="string">
            <text:p text:style-name="P3"/>
          </table:table-cell>
        </table:table-row>
        <table:table-row>
          <table:table-cell table:style-name="Table7.A2" office:value-type="string">
            <text:list xml:id="list601263505564" text:continue-numbering="true" text:style-name="L1">
              <text:list-item>
                <text:p text:style-name="P24"><text:span text:style-name="T15">manage creation and shutdown of </text:span>a <text:span text:style-name="T12">subprocess running</text:span> the FlightGear simulator configured to visualise data stream from a Simulator object</text:p>
              </text:list-item>
              <text:list-item>
                <text:p text:style-name="P25">manage a FigureVisualiser for rendering control surface actions alongside FlightGear</text:p>
              </text:list-item>
            </text:list>
          </table:table-cell>
          <table:table-cell table:style-name="Table7.B2" office:value-type="string">
            <text:list xml:id="list601635918658" text:continue-numbering="true" text:style-name="L1">
              <text:list-item>
                <text:p text:style-name="P36">subprocess.Popen</text:p>
              </text:list-item>
              <text:list-item>
                <text:p text:style-name="P37">FigureVisualiser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1:41:32.149307089</meta:creation-date>
    <dc:date>2018-09-09T00:06:00.374086273</dc:date>
    <meta:editing-duration>PT16H55M18S</meta:editing-duration>
    <meta:editing-cycles>24</meta:editing-cycles>
    <meta:generator>LibreOffice/6.0.3.2$Linux_X86_64 LibreOffice_project/00m0$Build-2</meta:generator>
    <meta:document-statistic meta:table-count="8" meta:image-count="0" meta:object-count="0" meta:page-count="2" meta:paragraph-count="46" meta:word-count="188" meta:character-count="1257" meta:non-whitespace-character-count="1144"/>
  </office:meta>
</office:document-meta>
</file>